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roman"/>
    <style:font-face style:name="Courier New" svg:font-family="'Courier New'" style:font-family-generic="roman"/>
    <style:font-face style:name="DejaVu Sans" svg:font-family="'DejaVu Sans'" style:font-family-generic="roman"/>
    <style:font-face style:name="FreeSans1" svg:font-family="FreeSans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Arial2" svg:font-family="Arial" style:font-adornments="Normal" style:font-family-generic="swiss"/>
    <style:font-face style:name="FreeSans3" svg:font-family="FreeSans" style:font-family-generic="swiss"/>
    <style:font-face style:name="Tahoma" svg:font-family="Tahoma" style:font-adornments="Normal" style:font-family-generic="swiss"/>
    <style:font-face style:name="Arial6" svg:font-family="Arial" style:font-family-generic="system"/>
    <style:font-face style:name="Courier New2" svg:font-family="'Courier New'" style:font-family-generic="system"/>
    <style:font-face style:name="DejaVu Sans3" svg:font-family="'DejaVu Sans'" style:font-family-generic="system"/>
    <style:font-face style:name="Times New Roman2" svg:font-family="'Times New Roman'" style:font-family-generic="system"/>
    <style:font-face style:name="Wingdings2" svg:font-family="Wingdings" style:font-family-generic="system"/>
    <style:font-face style:name="Arial4" svg:font-family="Arial" style:font-family-generic="roman" style:font-pitch="variable"/>
    <style:font-face style:name="Courier New1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1" svg:font-family="OpenSymbol, 'Arial Unicode MS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Taula1" style:family="table">
      <style:table-properties style:width="16.995cm" table:align="left"/>
    </style:style>
    <style:style style:name="Taula1.A" style:family="table-column">
      <style:table-column-properties style:column-width="1.995cm"/>
    </style:style>
    <style:style style:name="Taula1.B" style:family="table-column">
      <style:table-column-properties style:column-width="15cm"/>
    </style:style>
    <style:style style:name="Tau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a1.B1" style:family="table-cell">
      <style:table-cell-properties fo:padding="0.097cm" fo:border="0.0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Header">
      <style:text-properties fo:color="#666666" style:text-underline-style="solid" style:text-underline-width="auto" style:text-underline-color="font-color" officeooo:rsid="0003e068" officeooo:paragraph-rsid="0012216d"/>
    </style:style>
    <style:style style:name="P2" style:family="paragraph" style:parent-style-name="Header">
      <style:text-properties officeooo:rsid="0003e068" officeooo:paragraph-rsid="0003e068"/>
    </style:style>
    <style:style style:name="P3" style:family="paragraph" style:parent-style-name="Footer">
      <style:paragraph-properties fo:text-align="center" style:justify-single-word="false"/>
      <style:text-properties fo:color="#666666" style:font-name="Arial" style:text-underline-style="none" officeooo:rsid="0003e068" style:font-size-asian="10.5pt"/>
    </style:style>
    <style:style style:name="P4" style:family="paragraph" style:parent-style-name="Standard">
      <style:text-properties officeooo:rsid="0003e068" officeooo:paragraph-rsid="0003e068"/>
    </style:style>
    <style:style style:name="P5" style:family="paragraph" style:parent-style-name="Standard">
      <style:text-properties officeooo:rsid="001cc2ce" officeooo:paragraph-rsid="00243549"/>
    </style:style>
    <style:style style:name="P6" style:family="paragraph" style:parent-style-name="Standard">
      <style:text-properties fo:language="ca" fo:country="ES" officeooo:rsid="003b5907" officeooo:paragraph-rsid="0087774b" fo:background-color="transparent" style:language-complex="ar" style:country-complex="SA"/>
    </style:style>
    <style:style style:name="P7" style:family="paragraph" style:parent-style-name="Standard">
      <style:text-properties fo:language="ca" fo:country="ES" officeooo:rsid="004ba8f7" officeooo:paragraph-rsid="004ba8f7" fo:background-color="transparent" style:language-complex="ar" style:country-complex="SA"/>
    </style:style>
    <style:style style:name="P8" style:family="paragraph" style:parent-style-name="Standard">
      <style:text-properties fo:language="ca" fo:country="ES" officeooo:rsid="004ba8f7" officeooo:paragraph-rsid="00b10b55" fo:background-color="transparent" style:language-complex="ar" style:country-complex="SA"/>
    </style:style>
    <style:style style:name="P9" style:family="paragraph" style:parent-style-name="Standard">
      <style:text-properties fo:language="ca" fo:country="ES" officeooo:rsid="00bab040" officeooo:paragraph-rsid="00ade399" fo:background-color="transparent" style:language-complex="ar" style:country-complex="SA"/>
    </style:style>
    <style:style style:name="P10" style:family="paragraph" style:parent-style-name="Standard">
      <style:paragraph-properties fo:text-align="justify" style:justify-single-word="false"/>
      <style:text-properties fo:language="ca" fo:country="ES" officeooo:rsid="0066b153" officeooo:paragraph-rsid="00ade399" fo:background-color="transparent" style:language-complex="ar" style:country-complex="SA"/>
    </style:style>
    <style:style style:name="P11" style:family="paragraph" style:parent-style-name="Standard">
      <style:text-properties fo:language="ca" fo:country="ES" fo:font-weight="bold" officeooo:rsid="00988930" officeooo:paragraph-rsid="00988930" fo:background-color="transparent" style:font-weight-asian="bold" style:language-complex="ar" style:country-complex="SA" style:font-weight-complex="bold"/>
    </style:style>
    <style:style style:name="P12" style:family="paragraph" style:parent-style-name="Standard">
      <style:text-properties fo:language="ca" fo:country="ES" fo:font-style="italic" style:text-underline-style="solid" style:text-underline-width="auto" style:text-underline-color="font-color" officeooo:rsid="00a4568e" officeooo:paragraph-rsid="00aa5ebd" fo:background-color="transparent" style:font-style-asian="italic" style:language-complex="ar" style:country-complex="SA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22pt" fo:font-weight="normal" officeooo:rsid="00106a28" officeooo:paragraph-rsid="0087774b" style:font-size-asian="22pt" style:font-weight-asian="normal" style:font-size-complex="22pt" style:font-weight-complex="normal"/>
    </style:style>
    <style:style style:name="P14" style:family="paragraph" style:parent-style-name="Standard">
      <style:text-properties officeooo:rsid="00bab040" officeooo:paragraph-rsid="00ade399"/>
    </style:style>
    <style:style style:name="P15" style:family="paragraph" style:parent-style-name="Standard">
      <style:text-properties officeooo:rsid="00ade399" officeooo:paragraph-rsid="00ade399"/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officeooo:paragraph-rsid="00abfad8"/>
    </style:style>
    <style:style style:name="P18" style:family="paragraph" style:parent-style-name="Text_20_body">
      <style:paragraph-properties fo:text-align="justify" style:justify-single-word="false"/>
      <style:text-properties officeooo:paragraph-rsid="00abfad8"/>
    </style:style>
    <style:style style:name="P19" style:family="paragraph" style:parent-style-name="Text_20_body">
      <style:paragraph-properties fo:text-align="justify" style:justify-single-word="false"/>
      <style:text-properties officeooo:rsid="00aa5ebd" officeooo:paragraph-rsid="00aa5ebd"/>
    </style:style>
    <style:style style:name="P20" style:family="paragraph" style:parent-style-name="Text_20_body">
      <style:paragraph-properties fo:text-align="justify" style:justify-single-word="false"/>
      <style:text-properties officeooo:rsid="00abfad8" officeooo:paragraph-rsid="00abfad8"/>
    </style:style>
    <style:style style:name="P21" style:family="paragraph" style:parent-style-name="Text_20_body">
      <style:paragraph-properties fo:text-align="justify" style:justify-single-word="false"/>
      <style:text-properties fo:language="ca" fo:country="ES" officeooo:rsid="00905044" officeooo:paragraph-rsid="00abfad8" fo:background-color="transparent" style:language-complex="ar" style:country-complex="SA"/>
    </style:style>
    <style:style style:name="P22" style:family="paragraph" style:parent-style-name="Text_20_body">
      <style:paragraph-properties fo:text-align="justify" style:justify-single-word="false"/>
      <style:text-properties officeooo:rsid="00ade399" officeooo:paragraph-rsid="00b01e9c"/>
    </style:style>
    <style:style style:name="P23" style:family="paragraph" style:parent-style-name="Standard">
      <style:paragraph-properties fo:text-align="justify" style:justify-single-word="false"/>
      <style:text-properties fo:language="ca" fo:country="ES" fo:font-weight="bold" officeooo:rsid="00988930" officeooo:paragraph-rsid="00abfad8" fo:background-color="transparent" style:font-weight-asian="bold" style:language-complex="ar" style:country-complex="SA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officeooo:paragraph-rsid="00b6d13d"/>
    </style:style>
    <style:style style:name="P25" style:family="paragraph" style:parent-style-name="Table_20_Contents">
      <style:paragraph-properties fo:text-align="justify" style:justify-single-word="false"/>
      <style:text-properties fo:font-size="13pt" style:font-size-complex="13pt"/>
    </style:style>
    <style:style style:name="P26" style:family="paragraph" style:parent-style-name="Text_20_body">
      <style:paragraph-properties fo:text-align="justify" style:justify-single-word="false"/>
      <style:text-properties fo:font-size="13pt" fo:language="ca" fo:country="ES" fo:font-weight="bold" officeooo:rsid="00b6d13d" officeooo:paragraph-rsid="00b6d13d" fo:background-color="transparent" style:font-size-asian="13pt" style:font-weight-asian="bold" style:font-size-complex="13pt" style:language-complex="ar" style:country-complex="SA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size="13pt" fo:language="ca" fo:country="ES" fo:font-weight="normal" officeooo:rsid="00b01e9c" officeooo:paragraph-rsid="00b01e9c" fo:background-color="transparent" style:font-size-asian="13pt" style:font-weight-asian="normal" style:font-size-complex="13pt" style:language-complex="ar" style:country-complex="SA" style:font-weight-complex="normal"/>
    </style:style>
    <style:style style:name="P28" style:family="paragraph" style:parent-style-name="Text_20_body">
      <style:paragraph-properties fo:text-align="justify" style:justify-single-word="false"/>
      <style:text-properties fo:font-size="13pt" fo:language="ca" fo:country="ES" fo:font-weight="normal" officeooo:rsid="00b6d13d" officeooo:paragraph-rsid="00b6d13d" fo:background-color="transparent" style:font-size-asian="13pt" style:font-weight-asian="normal" style:font-size-complex="13pt" style:language-complex="ar" style:country-complex="SA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officeooo:rsid="00abfad8" officeooo:paragraph-rsid="00abfad8"/>
    </style:style>
    <style:style style:name="P30" style:family="paragraph" style:parent-style-name="Text_20_body">
      <style:paragraph-properties fo:text-align="justify" style:justify-single-word="false"/>
      <style:text-properties officeooo:rsid="00abfad8" officeooo:paragraph-rsid="00b6d13d"/>
    </style:style>
    <style:style style:name="P31" style:family="paragraph" style:parent-style-name="Text_20_body">
      <style:paragraph-properties fo:text-align="justify" style:justify-single-word="false"/>
      <style:text-properties officeooo:rsid="00b6d13d" officeooo:paragraph-rsid="00b6d13d"/>
    </style:style>
    <style:style style:name="T1" style:family="text">
      <style:text-properties officeooo:rsid="004a8711"/>
    </style:style>
    <style:style style:name="T2" style:family="text">
      <style:text-properties officeooo:rsid="0012216d"/>
    </style:style>
    <style:style style:name="T3" style:family="text">
      <style:text-properties officeooo:rsid="007b4fb4"/>
    </style:style>
    <style:style style:name="T4" style:family="text">
      <style:text-properties officeooo:rsid="00aa5ebd"/>
    </style:style>
    <style:style style:name="T5" style:family="text">
      <style:text-properties officeooo:rsid="00abfad8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b9c4e7" style:font-size-asian="13pt" style:font-weight-asian="bold" style:font-size-complex="13pt" style:font-weight-complex="bold"/>
    </style:style>
    <style:style style:name="T8" style:family="text">
      <style:text-properties fo:font-size="13pt" fo:font-weight="bold" officeooo:rsid="00ade399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b6d13d" style:font-size-asian="13pt" style:font-weight-asian="bold" style:font-size-complex="13pt" style:font-weight-complex="bold"/>
    </style:style>
    <style:style style:name="T10" style:family="text">
      <style:text-properties officeooo:rsid="00ade399"/>
    </style:style>
    <style:style style:name="T11" style:family="text">
      <style:text-properties officeooo:rsid="00b01e9c"/>
    </style:style>
    <style:style style:name="T12" style:family="text">
      <style:text-properties officeooo:rsid="00b10b55"/>
    </style:style>
    <style:style style:name="T13" style:family="text">
      <style:text-properties officeooo:rsid="00b4efd8"/>
    </style:style>
    <style:style style:name="T14" style:family="text">
      <style:text-properties officeooo:rsid="00b6d13d"/>
    </style:style>
    <style:style style:name="T15" style:family="text">
      <style:text-properties officeooo:rsid="00b6e7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àctica <text:span text:style-name="T3">2</text:span>.<text:span text:style-name="T12">7</text:span> – <text:span text:style-name="T12">GitHub</text:span></text:p>
      <text:p text:style-name="P4"/>
      <table:table table:name="Taula1" table:style-name="Taula1">
        <table:table-column table:style-name="Taula1.A"/>
        <table:table-column table:style-name="Taula1.B"/>
        <table:table-row>
          <table:table-cell table:style-name="Taula1.A1" office:value-type="string">
            <text:p text:style-name="P5">Nom:<text:tab/></text:p>
          </table:table-cell>
          <table:table-cell table:style-name="Taula1.B1" office:value-type="string">
            <text:p text:style-name="Table_20_Contents"/>
          </table:table-cell>
        </table:table-row>
      </table:table>
      <text:p text:style-name="P7"/>
      <text:p text:style-name="P12">NOTA: <text:span text:style-name="T12">Aquesta pràctica és opcional. La nota final de la pràctica es sumarà a la nota final de la UF sempre i quant aquesta hago estat superada amb una nota mínima de 5 punts.</text:span></text:p>
      <text:p text:style-name="P7"/>
      <text:p text:style-name="P8">L'objectiu d'aquesta pràctica és realitzar la instal·lació <text:span text:style-name="T12">d'un servidor amb GitHub i utilitzar el servidor des de diversos clients</text:span>.</text:p>
      <text:p text:style-name="P6"/>
      <text:p text:style-name="P11">Part I – <text:span text:style-name="T13">Crear un compte de GitHub</text:span></text:p>
      <text:p text:style-name="P19"/>
      <text:p text:style-name="P19"><text:span text:style-name="T10">1) Mostrar una imatge de la pàgina principal del teu compte de GitHub</text:span>.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6"/>
          </table:table-cell>
        </table:table-row>
      </table:table>
      <text:p text:style-name="P19"/>
      <text:p text:style-name="P19"><text:span text:style-name="T10">2) Crear un nou repositori anomenat «repo1».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16"/>
          </table:table-cell>
        </table:table-row>
      </table:table>
      <text:p text:style-name="P18"/>
      <text:p text:style-name="P22">3) <text:span text:style-name="T13">Afegir un nou fitxer al repositori des de l'entorn web.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7"/>
          </table:table-cell>
        </table:table-row>
      </table:table>
      <text:p text:style-name="P20"/>
      <text:p text:style-name="P23">Part <text:span text:style-name="T5">I</text:span>I – <text:span text:style-name="T4">Instal·lar el client git </text:span></text:p>
      <text:p text:style-name="P30"/>
      <text:p text:style-name="P30"><text:span text:style-name="T10">4) </text:span>Instal·la<text:span text:style-name="T15">r</text:span> el programa <text:span text:style-name="T14">git del client que hi ha a la següent pàgina</text:span>.</text:p>
      <text:p text:style-name="P30"><text:a xlink:type="simple" xlink:href="http://git-scm.com/download/win" text:style-name="Internet_20_link" text:visited-style-name="Visited_20_Internet_20_Link"><text:span text:style-name="T14">http://git-scm.com/download/win</text:span></text:a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4"/>
          </table:table-cell>
        </table:table-row>
      </table:table>
      <text:p text:style-name="P30"/>
      <text:p text:style-name="P20"><text:span text:style-name="T14">5) </text:span>Instal·la<text:span text:style-name="T15">r</text:span> el programa Tortoise <text:span text:style-name="T14">Git</text:span>. Fer botó dret i mostrar una imatge amb les opcions <text:span text:style-name="T14">del client</text:span>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6"/>
          </table:table-cell>
        </table:table-row>
      </table:table>
      <text:p text:style-name="P20"/>
      <text:p text:style-name="P31">6) Descarrega el repositori del servidor en el local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5"/>
          </table:table-cell>
        </table:table-row>
      </table:table>
      <text:p text:style-name="P26"><text:soft-page-break/></text:p>
      <text:p text:style-name="P27"/>
      <text:p text:style-name="P28">7) Modifica<text:span text:style-name="T15">r</text:span> el projecte local i puja<text:span text:style-name="T15">r</text:span> els canvis al servidor GitHub.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5"/>
          </table:table-cell>
        </table:table-row>
      </table:table>
      <text:p text:style-name="P14"><text:span text:style-name="T10"><text:s/></text:span></text:p>
      <text:p text:style-name="P10"><text:span text:style-name="T6">Part I</text:span><text:span text:style-name="T9">II</text:span><text:span text:style-name="T6"> – </text:span><text:span text:style-name="T9">Eclipse</text:span></text:p>
      <text:p text:style-name="P15"/>
      <text:p text:style-name="P15"><text:span text:style-name="T14">8</text:span>) Descarregar el projecte al eclipse des del repositori.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roman"/>
    <style:font-face style:name="Courier New" svg:font-family="'Courier New'" style:font-family-generic="roman"/>
    <style:font-face style:name="DejaVu Sans" svg:font-family="'DejaVu Sans'" style:font-family-generic="roman"/>
    <style:font-face style:name="FreeSans1" svg:font-family="FreeSans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Arial2" svg:font-family="Arial" style:font-adornments="Normal" style:font-family-generic="swiss"/>
    <style:font-face style:name="FreeSans3" svg:font-family="FreeSans" style:font-family-generic="swiss"/>
    <style:font-face style:name="Tahoma" svg:font-family="Tahoma" style:font-adornments="Normal" style:font-family-generic="swiss"/>
    <style:font-face style:name="Arial6" svg:font-family="Arial" style:font-family-generic="system"/>
    <style:font-face style:name="Courier New2" svg:font-family="'Courier New'" style:font-family-generic="system"/>
    <style:font-face style:name="DejaVu Sans3" svg:font-family="'DejaVu Sans'" style:font-family-generic="system"/>
    <style:font-face style:name="Times New Roman2" svg:font-family="'Times New Roman'" style:font-family-generic="system"/>
    <style:font-face style:name="Wingdings2" svg:font-family="Wingdings" style:font-family-generic="system"/>
    <style:font-face style:name="Arial4" svg:font-family="Arial" style:font-family-generic="roman" style:font-pitch="variable"/>
    <style:font-face style:name="Courier New1" svg:font-family="'Courier New'" style:font-family-generic="roman" style:font-pitch="variable"/>
    <style:font-face style:name="DejaVu Sans1" svg:font-family="'DejaVu Sans'" style:font-family-generic="roman" style:font-pitch="variable"/>
    <style:font-face style:name="DejaVu Sans Mono" svg:font-family="'DejaVu Sans Mono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1" svg:font-family="OpenSymbol, 'Arial Unicode MS'" style:font-family-generic="roman" style:font-pitch="variable"/>
    <style:font-face style:name="Symbol1" svg:font-family="Symbol" style:font-family-generic="roman" style:font-pitch="variable"/>
    <style:font-face style:name="Times New Roman1" svg:font-family="'Times New Roman'" style:font-family-generic="roman" style:font-pitch="variable"/>
    <style:font-face style:name="Wingdings1" svg:font-family="Wingdings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5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1" fo:font-family="Ari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exto_20_independiente_20_21" style:display-name="Texto independiente 21" style:family="paragraph" style:parent-style-name="Standard" style:default-outline-level="">
      <style:paragraph-properties fo:text-align="justify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Arial6" style:font-family-complex="Arial" style:font-family-generic-complex="system" style:font-size-complex="11pt" style:language-complex="ar" style:country-complex="SA" style:font-weight-complex="bold"/>
    </style:style>
    <style:style style:name="Per_20_defecte_20_1_7e_LT_7e_Hintergrund" style:display-name="Per defecte 1~LT~Hintergrund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ca" fo:country="ES" style:letter-kerning="true" style:font-name-asian="Arial5" style:font-family-asian="Arial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Per_20_defecte_20_1_7e_LT_7e_Hintergrundobjekte" style:display-name="Per defecte 1~LT~Hintergrundobjekte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ca" fo:country="ES" style:letter-kerning="true" style:font-name-asian="Arial5" style:font-family-asian="Arial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Per_20_defecte_20_1_7e_LT_7e_Notizen" style:display-name="Per defecte 1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0pt" style:language-asian="zh" style:country-asian="CN" style:font-style-asian="normal" style:font-weight-asian="normal" style:font-name-complex="DejaVu Sans3" style:font-family-complex="'DejaVu Sans'" style:font-family-generic-complex="system" style:font-size-complex="20pt" style:language-complex="hi" style:country-complex="IN" style:font-style-complex="normal" style:font-weight-complex="normal" style:text-emphasize="none"/>
    </style:style>
    <style:style style:name="Per_20_defecte_20_1_7e_LT_7e_Untertitel" style:display-name="Per defecte 1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language-asian="zh" style:country-asian="CN" style:font-style-asian="normal" style:font-weight-asian="normal" style:font-name-complex="DejaVu Sans3" style:font-family-complex="'DejaVu Sans'" style:font-family-generic-complex="system" style:font-size-complex="32pt" style:language-complex="hi" style:country-complex="IN" style:font-style-complex="normal" style:font-weight-complex="normal" style:text-emphasize="none"/>
    </style:style>
    <style:style style:name="Per_20_defecte_20_1_7e_LT_7e_Titel" style:display-name="Per defecte 1~LT~Titel" style:family="paragraph" style:default-outline-level="">
      <style:paragraph-properties fo:text-align="center" style:justify-single-word="false" fo:orphans="0" fo:widows="0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8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8pt" style:language-asian="zh" style:country-asian="CN" style:font-style-asian="normal" style:font-weight-asian="normal" style:font-name-complex="DejaVu Sans3" style:font-family-complex="'DejaVu Sans'" style:font-family-generic-complex="system" style:font-size-complex="38pt" style:language-complex="hi" style:country-complex="IN" style:font-style-complex="normal" style:font-weight-complex="normal" style:text-emphasize="none"/>
    </style:style>
    <style:style style:name="Per_20_defecte_20_1_7e_LT_7e_Gliederung_20_9" style:display-name="Per defecte 1~LT~Gliederung 9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20_1_7e_LT_7e_Gliederung_20_8" style:display-name="Per defecte 1~LT~Gliederung 8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20_1_7e_LT_7e_Gliederung_20_7" style:display-name="Per defecte 1~LT~Gliederung 7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20_1_7e_LT_7e_Gliederung_20_6" style:display-name="Per defecte 1~LT~Gliederung 6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20_1_7e_LT_7e_Gliederung_20_5" style:display-name="Per defecte 1~LT~Gliederung 5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20_1_7e_LT_7e_Gliederung_20_4" style:display-name="Per defecte 1~LT~Gliederung 4" style:family="paragraph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20_1_7e_LT_7e_Gliederung_20_3" style:display-name="Per defecte 1~LT~Gliederung 3" style:family="paragraph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DejaVu Sans3" style:font-family-complex="'DejaVu Sans'" style:font-family-generic-complex="system" style:font-size-complex="20pt" style:font-style-complex="normal" style:font-weight-complex="normal" style:text-emphasize="none"/>
    </style:style>
    <style:style style:name="Per_20_defecte_20_1_7e_LT_7e_Gliederung_20_2" style:display-name="Per defecte 1~LT~Gliederung 2" style:family="paragraph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font-name-complex="DejaVu Sans3" style:font-family-complex="'DejaVu Sans'" style:font-family-generic-complex="system" style:font-size-complex="24pt" style:font-style-complex="normal" style:font-weight-complex="normal" style:text-emphasize="none"/>
    </style:style>
    <style:style style:name="Per_20_defecte_20_1_7e_LT_7e_Gliederung_20_1" style:display-name="Per defecte 1~LT~Gliederung 1" style:family="paragraph" style:default-outline-level="">
      <style:paragraph-properties fo:margin-top="0cm" fo:margin-bottom="0.499cm" loext:contextual-spacing="false" fo:text-align="start" style:justify-single-word="false" fo:orphans="0" fo:widows="0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8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8pt" style:language-asian="zh" style:country-asian="CN" style:font-style-asian="normal" style:font-weight-asian="normal" style:font-name-complex="DejaVu Sans3" style:font-family-complex="'DejaVu Sans'" style:font-family-generic-complex="system" style:font-size-complex="28pt" style:language-complex="hi" style:country-complex="IN" style:font-style-complex="normal" style:font-weight-complex="normal" style:text-emphasize="none"/>
    </style:style>
    <style:style style:name="LO-Normal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ca" fo:country="ES" style:font-name-asian="Arial5" style:font-family-asian="Arial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Esquema_20_9" style:display-name="Esquema 9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Esquema_20_8" style:display-name="Esquema 8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Esquema_20_7" style:display-name="Esquema 7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Esquema_20_6" style:display-name="Esquema 6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Esquema_20_5" style:display-name="Esquema 5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Esquema_20_4" style:display-name="Esquema 4" style:family="paragraph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Esquema_20_3" style:display-name="Esquema 3" style:family="paragraph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DejaVu Sans3" style:font-family-complex="'DejaVu Sans'" style:font-family-generic-complex="system" style:font-size-complex="20pt" style:font-style-complex="normal" style:font-weight-complex="normal" style:text-emphasize="none"/>
    </style:style>
    <style:style style:name="Esquema_20_2" style:display-name="Esquema 2" style:family="paragraph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font-name-complex="DejaVu Sans3" style:font-family-complex="'DejaVu Sans'" style:font-family-generic-complex="system" style:font-size-complex="24pt" style:font-style-complex="normal" style:font-weight-complex="normal" style:text-emphasize="none"/>
    </style:style>
    <style:style style:name="Esquema_20_1" style:display-name="Esquema 1" style:family="paragraph" style:default-outline-level="">
      <style:paragraph-properties fo:margin-top="0cm" fo:margin-bottom="0.499cm" loext:contextual-spacing="false" fo:text-align="start" style:justify-single-word="false" fo:orphans="0" fo:widows="0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8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8pt" style:language-asian="zh" style:country-asian="CN" style:font-style-asian="normal" style:font-weight-asian="normal" style:font-name-complex="DejaVu Sans3" style:font-family-complex="'DejaVu Sans'" style:font-family-generic-complex="system" style:font-size-complex="28pt" style:language-complex="hi" style:country-complex="IN" style:font-style-complex="normal" style:font-weight-complex="normal" style:text-emphasize="none"/>
    </style:style>
    <style:style style:name="Note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0pt" style:language-asian="zh" style:country-asian="CN" style:font-style-asian="normal" style:font-weight-asian="normal" style:font-name-complex="DejaVu Sans3" style:font-family-complex="'DejaVu Sans'" style:font-family-generic-complex="system" style:font-size-complex="20pt" style:language-complex="hi" style:country-complex="IN" style:font-style-complex="normal" style:font-weight-complex="normal" style:text-emphasize="none"/>
    </style:style>
    <style:style style:name="Fons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ca" fo:country="ES" style:letter-kerning="true" style:font-name-asian="Arial5" style:font-family-asian="Arial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Objectes_20_de_20_fons" style:display-name="Objectes de fons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ca" fo:country="ES" style:letter-kerning="true" style:font-name-asian="Arial5" style:font-family-asian="Arial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WW-Títol" style:family="paragraph" style:default-outline-level="">
      <style:paragraph-properties fo:text-align="center" style:justify-single-word="false" fo:orphans="0" fo:widows="0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8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8pt" style:language-asian="zh" style:country-asian="CN" style:font-style-asian="normal" style:font-weight-asian="normal" style:font-name-complex="DejaVu Sans3" style:font-family-complex="'DejaVu Sans'" style:font-family-generic-complex="system" style:font-size-complex="38pt" style:language-complex="hi" style:country-complex="IN" style:font-style-complex="normal" style:font-weight-complex="normal" style:text-emphasize="none"/>
    </style:style>
    <style:style style:name="yellow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yellow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yellow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lightblue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lightblue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lightblue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seetang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seetang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seetang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green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green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green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earth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earth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earth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sun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sun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sun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gray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gray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gray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turquise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turquise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turquise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orange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orange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orange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bw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bw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bw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blue3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blue2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blue1" style:family="paragraph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DejaVu Sans" fo:font-family="'DejaVu Sans'" style:font-family-generic="roman" fo:font-size="18pt" style:letter-kerning="true" style:font-size-asian="18pt" style:font-name-complex="DejaVu Sans3" style:font-family-complex="'DejaVu Sans'" style:font-family-generic-complex="system" style:font-size-complex="18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0" fo:widows="0" fo:text-indent="0cm" style:auto-text-indent="false" style:writing-mode="lr-tb"/>
      <style:text-properties fo:color="#000000" style:font-name="DejaVu Sans" fo:font-family="'DejaVu Sans'" style:font-family-generic="roman" fo:font-size="18pt" fo:language="ca" fo:country="ES" style:letter-kerning="true" style:font-name-asian="Arial5" style:font-family-asian="Arial" style:font-family-generic-asian="system" style:font-pitch-asian="variable" style:font-size-asian="18pt" style:language-asian="zh" style:country-asian="CN" style:font-name-complex="DejaVu Sans3" style:font-family-complex="'DejaVu Sans'" style:font-family-generic-complex="system" style:font-size-complex="18pt" style:language-complex="hi" style:country-complex="IN"/>
    </style:style>
    <style:style style:name="Per_20_defecte_7e_LT_7e_Hintergrund" style:display-name="Per defecte~LT~Hintergrund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ca" fo:country="ES" style:letter-kerning="true" style:font-name-asian="Arial5" style:font-family-asian="Arial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Per_20_defecte_7e_LT_7e_Hintergrundobjekte" style:display-name="Per defecte~LT~Hintergrundobjekte" style:family="paragraph" style:default-outline-level="">
      <style:paragraph-properties fo:text-align="start" style:justify-single-word="false" fo:orphans="0" fo:widows="0" style:writing-mode="lr-tb"/>
      <style:text-properties fo:color="#000000" style:font-name="Times New Roman" fo:font-family="'Times New Roman'" style:font-family-generic="roman" fo:font-size="12pt" fo:language="ca" fo:country="ES" style:letter-kerning="true" style:font-name-asian="Arial5" style:font-family-asian="Arial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Per_20_defecte_7e_LT_7e_Notizen" style:display-name="Per defecte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0" fo:widows="0" fo:text-indent="-0.6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0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0pt" style:language-asian="zh" style:country-asian="CN" style:font-style-asian="normal" style:font-weight-asian="normal" style:font-name-complex="DejaVu Sans3" style:font-family-complex="'DejaVu Sans'" style:font-family-generic-complex="system" style:font-size-complex="20pt" style:language-complex="hi" style:country-complex="IN" style:font-style-complex="normal" style:font-weight-complex="normal" style:text-emphasize="none"/>
    </style:style>
    <style:style style:name="Per_20_defecte_7e_LT_7e_Untertitel" style:display-name="Per defecte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2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2pt" style:language-asian="zh" style:country-asian="CN" style:font-style-asian="normal" style:font-weight-asian="normal" style:font-name-complex="DejaVu Sans3" style:font-family-complex="'DejaVu Sans'" style:font-family-generic-complex="system" style:font-size-complex="32pt" style:language-complex="hi" style:country-complex="IN" style:font-style-complex="normal" style:font-weight-complex="normal" style:text-emphasize="none"/>
    </style:style>
    <style:style style:name="Per_20_defecte_7e_LT_7e_Titel" style:display-name="Per defecte~LT~Titel" style:family="paragraph" style:default-outline-level="">
      <style:paragraph-properties fo:text-align="center" style:justify-single-word="false" fo:orphans="0" fo:widows="0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38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38pt" style:language-asian="zh" style:country-asian="CN" style:font-style-asian="normal" style:font-weight-asian="normal" style:font-name-complex="DejaVu Sans3" style:font-family-complex="'DejaVu Sans'" style:font-family-generic-complex="system" style:font-size-complex="38pt" style:language-complex="hi" style:country-complex="IN" style:font-style-complex="normal" style:font-weight-complex="normal" style:text-emphasize="none"/>
    </style:style>
    <style:style style:name="Per_20_defecte_7e_LT_7e_Gliederung_20_9" style:display-name="Per defecte~LT~Gliederung 9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7e_LT_7e_Gliederung_20_8" style:display-name="Per defecte~LT~Gliederung 8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7e_LT_7e_Gliederung_20_7" style:display-name="Per defecte~LT~Gliederung 7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7e_LT_7e_Gliederung_20_6" style:display-name="Per defecte~LT~Gliederung 6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7e_LT_7e_Gliederung_20_5" style:display-name="Per defecte~LT~Gliederung 5" style:family="paragraph" style:default-outline-level="">
      <style:paragraph-properties fo:margin-top="0cm" fo:margin-bottom="0.101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font-name-complex="DejaVu Sans3" style:font-family-complex="'DejaVu Sans'" style:font-family-generic-complex="system" style:font-size-complex="18pt" style:font-style-complex="normal" style:font-weight-complex="normal" style:text-emphasize="none"/>
    </style:style>
    <style:style style:name="Per_20_defecte_7e_LT_7e_Gliederung_20_4" style:display-name="Per defecte~LT~Gliederung 4" style:family="paragraph" style:default-outline-level="">
      <style:paragraph-properties fo:margin-top="0cm" fo:margin-bottom="0.199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DejaVu Sans3" style:font-family-complex="'DejaVu Sans'" style:font-family-generic-complex="system" style:font-size-complex="20pt" style:font-style-complex="normal" style:font-weight-complex="normal" style:text-emphasize="none"/>
    </style:style>
    <style:style style:name="Per_20_defecte_7e_LT_7e_Gliederung_20_3" style:display-name="Per defecte~LT~Gliederung 3" style:family="paragraph" style:default-outline-level="">
      <style:paragraph-properties fo:margin-top="0cm" fo:margin-bottom="0.3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font-name-complex="DejaVu Sans3" style:font-family-complex="'DejaVu Sans'" style:font-family-generic-complex="system" style:font-size-complex="20pt" style:font-style-complex="normal" style:font-weight-complex="normal" style:text-emphasize="none"/>
    </style:style>
    <style:style style:name="Per_20_defecte_7e_LT_7e_Gliederung_20_2" style:display-name="Per defecte~LT~Gliederung 2" style:family="paragraph" style:default-outline-level="">
      <style:paragraph-properties fo:margin-top="0cm" fo:margin-bottom="0.4cm" loext:contextual-spacing="false"/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font-name-complex="DejaVu Sans3" style:font-family-complex="'DejaVu Sans'" style:font-family-generic-complex="system" style:font-size-complex="24pt" style:font-style-complex="normal" style:font-weight-complex="normal" style:text-emphasize="none"/>
    </style:style>
    <style:style style:name="Per_20_defecte_7e_LT_7e_Gliederung_20_1" style:display-name="Per defecte~LT~Gliederung 1" style:family="paragraph" style:default-outline-level="">
      <style:paragraph-properties fo:margin-top="0cm" fo:margin-bottom="0.499cm" loext:contextual-spacing="false" fo:text-align="start" style:justify-single-word="false" fo:orphans="0" fo:widows="0" style:writing-mode="lr-tb"/>
      <style:text-properties fo:color="#000000" style:text-outline="false" style:text-line-through-style="none" style:text-line-through-type="none" style:font-name="DejaVu Sans" fo:font-family="'DejaVu Sans'" style:font-family-generic="roman" fo:font-size="28pt" fo:language="ca" fo:country="ES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28pt" style:language-asian="zh" style:country-asian="CN" style:font-style-asian="normal" style:font-weight-asian="normal" style:font-name-complex="DejaVu Sans3" style:font-family-complex="'DejaVu Sans'" style:font-family-generic-complex="system" style:font-size-complex="28pt" style:language-complex="hi" style:country-complex="IN" style:font-style-complex="normal" style:font-weight-complex="normal" style:text-emphasize="none"/>
    </style:style>
    <style:style style:name="Línia_20_de_20_dimensió" style:display-name="Línia de dimensió" style:family="paragraph" style:parent-style-name="Standard" style:default-outline-level="">
      <style:paragraph-properties fo:text-align="start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Encapçalament2" style:family="paragraph" style:parent-style-name="Standard" style:default-outline-level="">
      <style:paragraph-properties fo:margin-top="0.42cm" fo:margin-bottom="0.21cm" loext:contextual-spacing="false" fo:text-align="start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Encapçalament1" style:family="paragraph" style:parent-style-name="Standard" style:default-outline-level="">
      <style:paragraph-properties fo:margin-top="0.42cm" fo:margin-bottom="0.21cm" loext:contextual-spacing="false" fo:text-align="start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Títo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Títol1" style:family="paragraph" style:parent-style-name="Standard" style:default-outline-level="">
      <style:paragraph-properties fo:text-align="center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Cos_20_del_20_text_20_justificat" style:display-name="Cos del text justificat" style:family="paragraph" style:parent-style-name="Standard" style:default-outline-level="">
      <style:paragraph-properties fo:text-align="start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Objecte_20_sense_20_emplenament" style:display-name="Objecte sense emplenament" style:family="paragraph" style:parent-style-name="Standard" style:default-outline-level="">
      <style:paragraph-properties fo:text-align="start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Objecte_20_amb_20_ombra" style:display-name="Objecte amb ombra" style:family="paragraph" style:parent-style-name="Standard" style:default-outline-level="">
      <style:paragraph-properties fo:text-align="start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Objecte_20_amb_20_fletxa" style:display-name="Objecte amb fletxa" style:family="paragraph" style:parent-style-name="Standard" style:default-outline-level="">
      <style:paragraph-properties fo:text-align="start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Texto_20_independiente_20_3" style:display-name="Texto independiente 3" style:family="paragraph" style:parent-style-name="Standard" style:default-outline-level="">
      <style:paragraph-properties fo:text-align="start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Arial6" style:font-family-complex="Arial" style:font-family-generic-complex="system" style:font-size-complex="12pt" style:language-complex="ar" style:country-complex="SA" style:font-weight-complex="normal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2" fo:widows="2"/>
      <style:text-properties fo:color="#000000" style:font-name="Tahoma" fo:font-family="Tahoma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0pt" style:language-complex="ar" style:country-complex="SA" style:font-weight-complex="normal"/>
    </style:style>
    <style:style style:name="Estilo1" style:family="paragraph" style:parent-style-name="Standard" style:default-outline-level="">
      <style:paragraph-properties fo:text-align="start" style:justify-single-word="false" fo:orphans="2" fo:widows="2"/>
      <style:text-properties fo:color="#000000" style:font-name="Arial2" fo:font-family="Arial" style:font-style-name="Normal" style:font-family-generic="swiss" fo:font-size="12pt" fo:font-weight="normal" style:font-size-asian="12pt" style:font-weight-asian="normal" style:font-name-complex="Times New Roman2" style:font-family-complex="'Times New Roman'" style:font-family-generic-complex="system" style:font-size-complex="11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ct_20_with_20_arrow" style:display-name="Object with arrow" style:family="paragraph" style:parent-style-name="Default" style:default-outline-level=""/>
    <style:style style:name="Object_20_with_20_shadow" style:display-name="Object with shadow" style:family="paragraph" style:parent-style-name="Default" style:default-outline-level=""/>
    <style:style style:name="Object_20_without_20_fill" style:display-name="Object without fill" style:family="paragraph" style:parent-style-name="Default" style:default-outline-level=""/>
    <style:style style:name="Object_20_with_20_no_20_fill_20_and_20_no_20_line" style:display-name="Object with no fill and no line" style:family="paragraph" style:parent-style-name="Default" style:default-outline-level=""/>
    <style:style style:name="Text_20_body_20__28_user_29_" style:display-name="Text body (user)" style:family="paragraph" style:parent-style-name="Default" style:default-outline-level="">
      <style:text-properties fo:font-size="16pt" style:font-size-asian="16pt"/>
    </style:style>
    <style:style style:name="Text_20_body_20_justified" style:display-name="Text body justified" style:family="paragraph" style:parent-style-name="Default" style:default-outline-level="">
      <style:paragraph-properties fo:text-align="start" style:justify-single-word="false"/>
    </style:style>
    <style:style style:name="Title1" style:family="paragraph" style:parent-style-name="Default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Dimension_20_Line" style:display-name="Dimension Line" style:family="paragraph" style:parent-style-name="Default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1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Predeterminad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n_20_punta_20_de_20_flecha" style:display-name="Objeto con punta de flecha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con_20_sombra" style:display-name="Objeto con sombra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" style:display-name="Objeto sin relleno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uerpo_20_de_20_texto_20_justificado" style:display-name="Cuerpo de texto justificado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angría_20_de_20_la_20_primera_20_línea" style:display-name="Sangría de la primera línea" style:family="paragraph" style:default-outline-level="">
      <style:paragraph-properties fo:margin-left="0cm" fo:margin-right="0cm" fo:text-align="start" style:justify-single-word="false" fo:orphans="2" fo:widows="2" fo:text-indent="0.6cm" style:auto-text-indent="false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1" style:family="paragraph" style:default-outline-level="">
      <style:paragraph-properties fo:text-align="center" style:justify-single-word="false" fo:orphans="2" fo:widows="2" style:writing-mode="lr-tb"/>
      <style:text-properties style:font-name="Times New Roman1" fo:font-family="'Times New Roman'" style:font-family-generic="roman" style:font-pitch="variable" fo:font-size="24pt" style:font-name-asian="DejaVu Sans2" style:font-family-asian="'DejaVu Sans'" style:font-family-generic-asian="system" style:font-pitch-asian="variable" style:font-size-asian="24pt" style:font-name-complex="Liberation Sans1" style:font-family-complex="'Liberation Sans'" style:font-family-generic-complex="system" style:font-pitch-complex="variable" style:font-size-complex="12pt"/>
    </style:style>
    <style:style style:name="Título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1" fo:font-family="'Times New Roman'" style:font-family-generic="roman" style:font-pitch="variable" fo:font-size="36pt" style:font-name-asian="DejaVu Sans2" style:font-family-asian="'DejaVu Sans'" style:font-family-generic-asian="system" style:font-pitch-asian="variable" style:font-size-asian="36pt" style:font-name-complex="Liberation Sans1" style:font-family-complex="'Liberation Sans'" style:font-family-generic-complex="system" style:font-pitch-complex="variable" style:font-size-complex="12pt"/>
    </style:style>
    <style:style style:name="Encabezado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do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4pt" fo:font-style="italic" fo:font-weight="bold" style:font-name-asian="DejaVu Sans2" style:font-family-asian="'DejaVu Sans'" style:font-family-generic-asian="system" style:font-pitch-asian="variable" style:font-size-asian="14pt" style:font-style-asian="italic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Línea_20_de_20_dimensiones" style:display-name="Línea de dimensiones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s_20_de_20_fondo" style:display-name="Objetos de fondo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letter-kerning="true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e_20_sense_20_emplenament_20_ni_20_línia" style:display-name="Objecte sense emplenament ni línia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capçalament_20_1" style:display-name="Encapçalament 1" style:family="paragraph" style:default-outline-level="">
      <style:paragraph-properties fo:margin-top="0.746cm" fo:margin-bottom="0.374cm" loext:contextual-spacing="false" fo:text-align="start" style:justify-single-word="false" fo:orphans="2" fo:widows="2" style:writing-mode="lr-tb"/>
      <style:text-properties style:font-name="FreeSans" fo:font-family="FreeSans" style:font-family-generic="roman" style:font-pitch="variable" fo:font-size="18pt" fo:font-weight="bold" style:font-name-asian="DejaVu Sans2" style:font-family-asian="'DejaVu Sans'" style:font-family-generic-asian="system" style:font-pitch-asian="variable" style:font-size-asian="18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pçalament_20_2" style:display-name="Encapçalament 2" style:family="paragraph" style:default-outline-level="">
      <style:paragraph-properties fo:margin-top="0.623cm" fo:margin-bottom="0.374cm" loext:contextual-spacing="false" fo:text-align="start" style:justify-single-word="false" fo:orphans="2" fo:widows="2" style:writing-mode="lr-tb"/>
      <style:text-properties style:font-name="FreeSans" fo:font-family="FreeSans" style:font-family-generic="roman" style:font-pitch="variable" fo:font-size="16pt" fo:font-weight="bold" style:font-name-asian="DejaVu Sans2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pçalament_20_3" style:display-name="Encapçalament 3" style:family="paragraph" style:default-outline-level="">
      <style:paragraph-properties fo:margin-top="0.436cm" fo:margin-bottom="0.374cm" loext:contextual-spacing="false" fo:text-align="start" style:justify-single-word="false" fo:orphans="2" fo:widows="2" style:writing-mode="lr-tb"/>
      <style:text-properties fo:color="#808080" style:font-name="FreeSans" fo:font-family="FreeSans" style:font-family-generic="roman" style:font-pitch="variable" fo:font-size="14pt" fo:font-weight="bold" style:font-name-asian="DejaVu Sans2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llaç_20_de_20_l_27_índex" style:display-name="Enllaç de l'índex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3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style:font-pitch="variable" fo:font-size="10pt" style:font-name-asian="DejaVu Sans2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WW8Num6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1" style:family="paragraph" style:default-outline-level="">
      <style:paragraph-properties fo:text-align="start" style:justify-single-word="false" fo:orphans="2" fo:widows="2" style:writing-mode="lr-tb"/>
      <style:text-properties style:font-name="Courier New1" fo:font-family="'Courier New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6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1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2" style:family="paragraph" style:default-outline-level="">
      <style:paragraph-properties fo:text-align="start" style:justify-single-word="false" fo:orphans="2" fo:widows="2" style:writing-mode="lr-tb"/>
      <style:text-properties style:font-name="Wingdings1" fo:font-family="Wingdings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12z3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W8Num29z0" style:family="paragraph" style:default-outline-level="">
      <style:paragraph-properties fo:text-align="start" style:justify-single-word="false" fo:orphans="2" fo:widows="2" style:writing-mode="lr-tb"/>
      <style:text-properties style:font-name="Symbol1" fo:font-family="Symbol" style:font-family-generic="roman" style:font-pitch="variable" fo:font-size="10pt" style:font-name-asian="DejaVu Sans2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Fuente_20_de_20_párrafo_20_predeter." style:display-name="Fuente de párrafo predeter.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ulo_20_2" style:display-name="titulo 2" style:family="paragraph" style:default-outline-level="">
      <style:paragraph-properties fo:text-align="start" style:justify-single-word="false" fo:orphans="2" fo:widows="2" style:writing-mode="lr-tb"/>
      <style:text-properties fo:color="#0000ff" style:font-name="Arial4" fo:font-family="Arial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ímbols_20_de_20_numeració" style:display-name="Símbols de numeració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ic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llaç_20_d_27_Internet" style:display-name="Enllaç d'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ingut_20_2" style:display-name="Contingut 2" style:family="paragraph" style:default-outline-level="">
      <style:paragraph-properties fo:margin-left="0.88cm" fo:margin-right="0cm" fo:text-align="start" style:justify-single-word="false" fo:orphans="2" fo:widows="2" fo:text-indent="0cm" style:auto-text-indent="false" style:writing-mode="lr-tb">
        <style:tab-stops>
          <style:tab-stop style:position="29.986cm"/>
        </style:tab-stops>
      </style:paragraph-properties>
      <style:text-properties style:font-name="FreeSans" fo:font-family="FreeSans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Índex" style:family="paragraph" style:default-outline-level="">
      <style:paragraph-properties fo:text-align="start" style:justify-single-word="false" fo:orphans="2" fo:widows="2" style:writing-mode="lr-tb"/>
      <style:text-properties style:font-name="FreeSans" fo:font-family="FreeSans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ingut_20_1" style:display-name="Contingut 1" style:family="paragraph" style:default-outline-level="">
      <style:paragraph-properties fo:margin-left="0cm" fo:margin-right="0cm" fo:text-align="start" style:justify-single-word="false" fo:orphans="2" fo:widows="2" fo:text-indent="0cm" style:auto-text-indent="false" style:writing-mode="lr-tb">
        <style:tab-stops>
          <style:tab-stop style:position="29.986cm"/>
        </style:tab-stops>
      </style:paragraph-properties>
      <style:text-properties style:font-name="FreeSans" fo:font-family="FreeSans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capçalament_20_del_20_contingut" style:display-name="Encapçalament del contingut" style:family="paragraph" style:default-outline-level="">
      <style:paragraph-properties fo:margin-left="0cm" fo:margin-right="0cm" fo:margin-top="0.746cm" fo:margin-bottom="0.374cm" loext:contextual-spacing="false" fo:text-align="start" style:justify-single-word="false" fo:orphans="2" fo:widows="2" fo:text-indent="0cm" style:auto-text-indent="false" style:writing-mode="lr-tb"/>
      <style:text-properties style:font-name="FreeSans" fo:font-family="FreeSans" style:font-family-generic="roman" style:font-pitch="variable" fo:font-size="16pt" fo:font-weight="bold" style:font-name-asian="DejaVu Sans2" style:font-family-asian="'DejaVu Sans'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ingut_20_de_20_la_20_taula" style:display-name="Contingut de la taula" style:family="paragraph" style:default-outline-level="">
      <style:paragraph-properties fo:text-align="start" style:justify-single-word="false" fo:orphans="2" fo:widows="2" style:writing-mode="lr-tb"/>
      <style:text-properties style:font-name="Arial4" fo:font-family="Arial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eu_20_de_20_pàgina" style:display-name="Peu de pàgina" style:family="paragraph" style:default-outline-level="">
      <style:paragraph-properties fo:text-align="start" style:justify-single-word="false" fo:orphans="2" fo:widows="2" style:writing-mode="lr-tb">
        <style:tab-stops>
          <style:tab-stop style:position="14.993cm"/>
          <style:tab-stop style:position="29.986cm"/>
        </style:tab-stops>
      </style:paragraph-properties>
      <style:text-properties style:font-name="Arial4" fo:font-family="Arial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çalera" style:family="paragraph" style:default-outline-level="">
      <style:paragraph-properties fo:text-align="start" style:justify-single-word="false" fo:orphans="2" fo:widows="2" style:writing-mode="lr-tb">
        <style:tab-stops>
          <style:tab-stop style:position="14.993cm"/>
          <style:tab-stop style:position="29.986cm"/>
        </style:tab-stops>
      </style:paragraph-properties>
      <style:text-properties style:font-name="Arial4" fo:font-family="Arial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itacions" style:family="paragraph" style:default-outline-level="">
      <style:paragraph-properties fo:margin-left="1.764cm" fo:margin-right="1.764cm" fo:margin-top="0cm" fo:margin-bottom="0.88cm" loext:contextual-spacing="false" fo:text-align="start" style:justify-single-word="false" fo:orphans="2" fo:widows="2" fo:text-indent="0cm" style:auto-text-indent="false" style:writing-mode="lr-tb"/>
      <style:text-properties style:font-name="Arial4" fo:font-family="Arial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legenda" style:family="paragraph" style:default-outline-level="">
      <style:paragraph-properties fo:margin-top="0.374cm" fo:margin-bottom="0.374cm" loext:contextual-spacing="false" fo:text-align="start" style:justify-single-word="false" fo:orphans="2" fo:widows="2" style:writing-mode="lr-tb"/>
      <style:text-properties style:font-name="FreeSans" fo:font-family="FreeSans" style:font-family-generic="roman" style:font-pitch="variable" fo:font-size="12pt" fo:font-style="italic" style:font-name-asian="DejaVu Sans2" style:font-family-asian="'DejaVu Sans'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Llista" style:family="paragraph" style:default-outline-level="">
      <style:paragraph-properties fo:margin-top="0cm" fo:margin-bottom="0.436cm" loext:contextual-spacing="false" fo:line-height="120%" fo:text-align="start" style:justify-single-word="false" fo:orphans="2" fo:widows="2" style:writing-mode="lr-tb"/>
      <style:text-properties style:font-name="FreeSans" fo:font-family="FreeSans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ontingut_20_3" style:display-name="Contingut 3" style:family="paragraph" style:default-outline-level="">
      <style:paragraph-properties fo:margin-left="1.76cm" fo:margin-right="0cm" fo:text-align="start" style:justify-single-word="false" fo:orphans="2" fo:widows="2" fo:text-indent="0cm" style:auto-text-indent="false" style:writing-mode="lr-tb">
        <style:tab-stops>
          <style:tab-stop style:position="29.986cm"/>
        </style:tab-stops>
      </style:paragraph-properties>
      <style:text-properties style:font-name="Mangal" fo:font-family="Mangal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font" style:display-name="Text font" style:family="paragraph" style:default-outline-level="">
      <style:paragraph-properties fo:text-align="start" style:justify-single-word="false" fo:orphans="2" fo:widows="2" style:writing-mode="lr-tb"/>
      <style:text-properties style:font-name="DejaVu Sans Mono" fo:font-family="'DejaVu Sans Mono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úmero_20_de_20_pàgina" style:display-name="Número de pàgina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Àncora_20_de_20_nota_20_final" style:display-name="Àncora de nota final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àcters_20_de_20_nota_20_final" style:display-name="Caràcters de nota final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Àncora_20_de_20_nota_20_al_20_peu" style:display-name="Àncora de nota al peu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ràcters_20_de_20_nota_20_al_20_peu" style:display-name="Caràcters de nota al peu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eració_20_de_20_línies" style:display-name="Numeració de línies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preformatat" style:display-name="Text preformatat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DejaVu Sans Mono" fo:font-family="'DejaVu Sans Mono'" style:font-family-generic="roman" style:font-pitch="variable" fo:font-size="10pt" style:font-name-asian="DejaVu Sans2" style:font-family-asian="'DejaVu Sans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2pt"/>
    </style:style>
    <style:style style:name="Encapçalament_20_de_20_la_20_taula" style:display-name="Encapçalament de la taula" style:family="paragraph" style:default-outline-level="">
      <style:paragraph-properties fo:text-align="center" style:justify-single-word="false" fo:orphans="2" fo:widows="2" style:writing-mode="lr-tb"/>
      <style:text-properties style:font-name="Arial4" fo:font-family="Arial" style:font-family-generic="roman" style:font-pitch="variable" fo:font-size="12pt" fo:font-weight="bold" style:font-name-asian="DejaVu Sans2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Nota_20_al_20_peu" style:display-name="Nota al peu" style:family="paragraph" style:default-outline-level="">
      <style:paragraph-properties fo:text-align="start" style:justify-single-word="false" fo:orphans="2" fo:widows="2" style:writing-mode="lr-tb">
        <style:tab-stops>
          <style:tab-stop style:position="16.757cm"/>
          <style:tab-stop style:position="33.516cm"/>
        </style:tab-stops>
      </style:paragraph-properties>
      <style:text-properties style:font-name="Arial4" fo:font-family="Arial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capçalament_20_4" style:display-name="Encapçalament 4" style:family="paragraph" style:default-outline-level="">
      <style:paragraph-properties fo:margin-top="0.187cm" fo:margin-bottom="0cm" loext:contextual-spacing="false" fo:line-height="150%" fo:text-align="start" style:justify-single-word="false" fo:orphans="2" fo:widows="2" style:writing-mode="lr-tb">
        <style:tab-stops>
          <style:tab-stop style:position="0.441cm"/>
        </style:tab-stops>
      </style:paragraph-properties>
      <style:text-properties fo:color="#000000" style:font-name="Arial4" fo:font-family="Arial" style:font-family-generic="roman" style:font-pitch="variable" fo:font-size="11pt" style:text-underline-style="solid" style:text-underline-width="auto" style:text-underline-color="font-color" fo:font-weight="normal" style:font-name-asian="DejaVu Sans2" style:font-family-asian="'DejaVu Sans'" style:font-family-generic-asian="system" style:font-pitch-asian="variable" style:font-size-asian="11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Encapçalament_20_5" style:display-name="Encapçalament 5" style:family="paragraph" style:default-outline-level="">
      <style:paragraph-properties fo:line-height="150%" fo:text-align="start" style:justify-single-word="false" fo:orphans="2" fo:widows="2" style:writing-mode="lr-tb">
        <style:tab-stops>
          <style:tab-stop style:position="0.441cm"/>
        </style:tab-stops>
      </style:paragraph-properties>
      <style:text-properties fo:color="#000000" style:font-name="Arial4" fo:font-family="Arial" style:font-family-generic="roman" style:font-pitch="variable" fo:font-size="11pt" fo:font-weight="normal" style:font-name-asian="DejaVu Sans2" style:font-family-asian="'DejaVu Sans'" style:font-family-generic-asian="system" style:font-pitch-asian="variable" style:font-size-asian="11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Encapçalament_20_7" style:display-name="Encapçalament 7" style:family="paragraph" style:default-outline-level="">
      <style:paragraph-properties fo:margin-top="0.746cm" fo:margin-bottom="0.187cm" loext:contextual-spacing="false" style:line-height-at-least="0.353cm" fo:text-align="start" style:justify-single-word="false" fo:orphans="2" fo:widows="2" style:writing-mode="lr-tb"/>
      <style:text-properties fo:color="#000000" style:font-name="Times New Roman1" fo:font-family="'Times New Roman'" style:font-family-generic="roman" style:font-pitch="variable" fo:font-size="10pt" fo:font-weight="normal" style:font-name-asian="DejaVu Sans2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Encapçalament_20_9" style:display-name="Encapçalament 9" style:family="paragraph" style:default-outline-level="">
      <style:paragraph-properties fo:margin-top="0.746cm" fo:margin-bottom="0.187cm" loext:contextual-spacing="false" style:line-height-at-least="0.353cm" fo:text-align="start" style:justify-single-word="false" fo:orphans="2" fo:widows="2" style:writing-mode="lr-tb"/>
      <style:text-properties fo:color="#000000" style:font-name="Times New Roman1" fo:font-family="'Times New Roman'" style:font-family-generic="roman" style:font-pitch="variable" fo:font-size="10pt" fo:font-style="italic" fo:font-weight="normal" style:font-name-asian="DejaVu Sans2" style:font-family-asian="'DejaVu Sans'" style:font-family-generic-asian="system" style:font-pitch-asian="variable" style:font-size-asian="10pt" style:font-style-asian="italic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Enllaç_20_d_27_Internet_20_visitat" style:display-name="Enllaç d'Internet visitat" style:family="paragraph" style:default-outline-level="">
      <style:paragraph-properties fo:text-align="start" style:justify-single-word="false" fo:orphans="2" fo:widows="2" style:writing-mode="lr-tb"/>
      <style:text-properties fo:color="#800000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Èmfasi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style="normal" fo:font-weight="bold" style:font-name-asian="DejaVu Sans2" style:font-family-asian="'DejaVu Sans'" style:font-family-generic-asian="system" style:font-pitch-asian="variable" style:font-size-asian="12pt" style:font-style-asian="normal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Contingut_20_del_20_marc" style:display-name="Contingut del marc" style:family="paragraph" style:default-outline-level="">
      <style:paragraph-properties fo:line-height="150%" fo:text-align="start" style:justify-single-word="false" fo:orphans="2" fo:widows="2" style:writing-mode="lr-tb"/>
      <style:text-properties fo:color="#000000" style:font-name="Arial4" fo:font-family="Arial" style:font-family-generic="roman" style:font-pitch="variable" fo:font-size="10pt" fo:font-weight="normal" style:font-name-asian="DejaVu Sans2" style:font-family-asian="'DejaVu Sans'" style:font-family-generic-asian="system" style:font-pitch-asian="variable" style:font-size-asian="10pt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Texto_20_fuente" style:display-name="Texto fuente" style:family="paragraph" style:default-outline-level="">
      <style:paragraph-properties fo:text-align="start" style:justify-single-word="false" fo:orphans="2" fo:widows="2" style:writing-mode="lr-tb"/>
      <style:text-properties style:font-name="Liberation Mono" fo:font-family="'Liberation Mono', 'Courier New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Viñeta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lace_20_del_20_índice" style:display-name="Enlace del índice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nlace_20_de_20_Internet" style:display-name="Enlace de Internet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uy_20_destacado" style:display-name="Muy destacado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fo:font-weight="bold" style:font-name-asian="DejaVu Sans2" style:font-family-asian="'DejaVu Sans'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Predeterminado_5f_1" style:display-name="Predeterminad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5f_1_5f_1" style:display-name="Predeterminado_1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ímbolos_20_de_20_numeración" style:display-name="Símbolos de numeración" style:family="paragraph" style:default-outline-level="">
      <style:paragraph-properties fo:text-align="start" style:justify-single-word="false" fo:orphans="2" fo:widows="2" style:writing-mode="lr-tb"/>
      <style:text-properties style:font-name="Times New Roman1" fo:font-family="'Times New Roman'" style:font-family-generic="roman" style:font-pitch="variable" fo:font-size="12pt" style:font-name-asian="DejaVu Sans2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itulo_20_2" style:display-name="titulo 2" style:family="text">
      <style:text-properties fo:color="#0000ff" style:font-name="Arial3" fo:font-family="Arial" style:font-family-generic="roman" fo:font-size="12pt" style:font-size-asian="12pt"/>
    </style:style>
    <style:style style:name="Fuente_20_de_20_párrafo_20_predeter." style:display-name="Fuente de párrafo predeter." style:family="text"/>
    <style:style style:name="WW8Num29z0" style:family="text">
      <style:text-properties style:font-name="Symbol" fo:font-family="Symbol" style:font-family-generic="roman" fo:font-size="10pt" style:font-size-asian="10pt"/>
    </style:style>
    <style:style style:name="WW8Num12z3" style:family="text">
      <style:text-properties style:font-name="Symbol" fo:font-family="Symbol" style:font-family-generic="roman"/>
    </style:style>
    <style:style style:name="WW8Num12z2" style:family="text">
      <style:text-properties style:font-name="Wingdings" fo:font-family="Wingdings" style:font-family-generic="roman"/>
    </style:style>
    <style:style style:name="WW8Num12z1" style:family="text">
      <style:text-properties style:font-name="Courier New" fo:font-family="'Courier New'" style:font-family-generic="roman" style:font-name-complex="Wingdings2" style:font-family-complex="Wingdings" style:font-family-generic-complex="system"/>
    </style:style>
    <style:style style:name="WW8Num6z2" style:family="text">
      <style:text-properties style:font-name="Wingdings" fo:font-family="Wingdings" style:font-family-generic="roman"/>
    </style:style>
    <style:style style:name="WW8Num6z1" style:family="text">
      <style:text-properties style:font-name="Courier New" fo:font-family="'Courier New'" style:font-family-generic="roman" style:font-name-complex="Courier New2" style:font-family-complex="'Courier New'" style:font-family-generic-complex="system"/>
    </style:style>
    <style:style style:name="WW8Num6z0" style:family="text">
      <style:text-properties style:font-name="Symbol" fo:font-family="Symbol" style:font-family-generic="roman"/>
    </style:style>
    <style:style style:name="WW8Num3z0" style:family="text">
      <style:text-properties style:font-name="Symbol" fo:font-family="Symbol" style:font-family-generic="roman"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-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-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-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-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-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-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-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-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-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-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-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-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-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-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-" style:num-format="1" text:display-levels="5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-" style:num-format="1" text:display-levels="6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-" style:num-format="1" text:display-levels="7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-" style:num-format="1" text:display-levels="8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-" style:num-format="1" text:display-levels="9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style:text-underline-style="solid" style:text-underline-width="auto" style:text-underline-color="font-color" officeooo:rsid="0003e068" officeooo:paragraph-rsid="0012216d"/>
    </style:style>
    <style:style style:name="MP2" style:family="paragraph" style:parent-style-name="Header">
      <style:text-properties officeooo:rsid="0003e068" officeooo:paragraph-rsid="0003e068"/>
    </style:style>
    <style:style style:name="MP3" style:family="paragraph" style:parent-style-name="Footer">
      <style:paragraph-properties fo:text-align="center" style:justify-single-word="false"/>
      <style:text-properties fo:color="#666666" style:font-name="Arial" style:text-underline-style="none" officeooo:rsid="0003e068" style:font-size-asian="10.5pt"/>
    </style:style>
    <style:style style:name="MT1" style:family="text">
      <style:text-properties officeooo:rsid="004a8711"/>
    </style:style>
    <style:style style:name="MT2" style:family="text">
      <style:text-properties officeooo:rsid="001221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Entorns</text:span><text:tab/><text:tab/><text:span text:style-name="MT2">INS Rafael Campalans</text:span></text:p>
        <text:p text:style-name="MP2"/>
      </style:header>
      <style:footer>
        <text:p text:style-name="MP3"><text:page-number text:select-page="current">2</text:page-number>/<text:page-count>2</text:page-count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09:59:32.809090377</meta:creation-date>
    <dc:date>2016-03-15T20:26:33.780805404</dc:date>
    <meta:editing-duration>PT16H18M41S</meta:editing-duration>
    <meta:editing-cycles>134</meta:editing-cycles>
    <meta:generator>LibreOffice/5.0.5.2$Linux_X86_64 LibreOffice_project/00m0$Build-2</meta:generator>
    <meta:document-statistic meta:table-count="9" meta:image-count="0" meta:object-count="0" meta:page-count="2" meta:paragraph-count="19" meta:word-count="172" meta:character-count="1007" meta:non-whitespace-character-count="845"/>
  </office:meta>
</office:document-meta>
</file>